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50%"/>
      <style:text-properties fo:font-family="'Trebuchet MS'" style:font-family-generic="swiss" style:font-pitch="variable" fo:font-size="15pt" style:font-size-asian="15pt" style:font-size-complex="15pt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13" style:family="text">
      <style:text-properties style:text-position="super 58%" fo:font-family="StarSymbol" style:font-style-name="Regular" style:font-pitch="variable" style:font-charset="x-symbol" fo:font-size="15pt" fo:font-style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Symbol" style:font-style-name-complex="Regular" style:font-pitch-complex="variable" style:font-charset-complex="x-symbol" style:font-size-complex="15pt" style:font-style-complex="normal"/>
    </style:style>
    <style:style style:name="T14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5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6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font-family="'Trebuchet MS'" style:font-family-generic="swiss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22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23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24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25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26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27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28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29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0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1" style:family="text">
      <style:text-properties fo:color="#ff0000"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weight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32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3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4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5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36" style:family="text">
      <style:text-properties style:text-position="0% 100%" fo:font-family="'Trebuchet MS'" style:font-family-generic="swiss" style:font-pitch="variable" fo:font-size="15pt" fo:font-style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Symbol" style:font-style-name-complex="Regular" style:font-pitch-complex="variable" style:font-charset-complex="x-symbol" style:font-size-complex="15pt" style:font-style-complex="normal"/>
    </style:style>
    <style:style style:name="T37" style:family="text">
      <style:text-properties style:text-position="0% 100%" fo:font-family="'Trebuchet MS'" style:font-family-generic="swiss" style:font-pitch="variable" fo:font-size="15pt" fo:font-style="italic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/>
    </style:style>
    <style:style style:name="T38" style:family="text">
      <style:text-properties style:text-position="sub 58%" fo:font-family="'Trebuchet MS'" style:font-family-generic="swiss" style:font-pitch="variable" fo:font-size="15pt" fo:font-style="italic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/>
    </style:style>
    <style:style style:name="T39" style:family="text">
      <style:text-properties style:text-position="super 58%" fo:font-family="'Trebuchet MS'" style:font-family-generic="swiss" style:font-pitch="variable" fo:font-size="15pt" fo:font-style="italic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/>
    </style:style>
    <style:style style:name="T40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41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2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3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4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5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6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7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8" style:family="text">
      <style:text-properties fo:color="#00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9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0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1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52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53" style:family="text">
      <style:text-properties style:text-position="super 58%" fo:font-family="OpenSymbol" style:font-style-name="Regular" style:font-pitch="variable" style:font-charset="x-symbol" fo:font-size="15pt" fo:font-style="normal" style:font-family-asian="OpenSymbol" style:font-style-name-asian="Regular" style:font-pitch-asian="variable" style:font-charset-asian="x-symbol" style:font-size-asian="15pt" style:font-style-asian="normal" style:font-weight-asian="normal" style:font-family-complex="OpenSymbol" style:font-style-name-complex="Regular" style:font-pitch-complex="variable" style:font-charset-complex="x-symbol" style:font-size-complex="15pt" style:font-style-complex="normal"/>
    </style:style>
    <style:style style:name="T54" style:family="text">
      <style:text-properties style:text-position="0% 100%" fo:font-family="OpenSymbol" style:font-style-name="Regular" style:font-pitch="variable" style:font-charset="x-symbol" fo:font-size="15pt" fo:font-style="normal" style:font-family-asian="OpenSymbol" style:font-style-name-asian="Regular" style:font-pitch-asian="variable" style:font-charset-asian="x-symbol" style:font-size-asian="15pt" style:font-style-asian="normal" style:font-weight-asian="normal" style:font-family-complex="OpenSymbol" style:font-style-name-complex="Regular" style:font-pitch-complex="variable" style:font-charset-complex="x-symbol" style:font-size-complex="15pt" style:font-style-complex="normal"/>
    </style:style>
    <style:style style:name="T55" style:family="text">
      <style:text-properties style:text-position="0% 100%" fo:font-family="'Trebuchet MS'" style:font-family-generic="swiss" style:font-pitch="variable" fo:font-size="15pt" fo:font-style="italic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/>
    </style:style>
    <style:style style:name="T56" style:family="text">
      <style:text-properties style:text-position="sub 58%" fo:font-family="'Trebuchet MS'" style:font-family-generic="swiss" style:font-pitch="variable" fo:font-size="15pt" fo:font-style="italic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/>
    </style:style>
    <style:style style:name="T57" style:family="text">
      <style:text-properties style:text-position="super 58%" fo:font-family="'Trebuchet MS'" style:font-family-generic="swiss" style:font-pitch="variable" fo:font-size="15pt" fo:font-style="italic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/>
    </style:style>
    <style:style style:name="T58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59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60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61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62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63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6" style:family="text">
      <style:text-properties fo:font-family="'Trebuchet MS'" style:font-family-generic="swiss" style:font-pitch="variable" fo:font-size="15pt" style:font-size-asian="15pt" style:font-size-complex="15pt"/>
    </style:style>
    <style:style style:name="T67" style:family="text">
      <style:text-properties style:text-position="sub 58%" fo:font-family="'Trebuchet MS'" style:font-family-generic="swiss" style:font-pitch="variable" fo:font-size="15pt" style:font-size-asian="15pt" style:font-size-complex="15pt"/>
    </style:style>
    <style:style style:name="T68" style:family="text">
      <style:text-properties style:text-position="0% 100%" fo:font-family="'Trebuchet M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9.398cm" svg:x="11.557cm" svg:y="13.208cm">
          <text:p/>
        </draw:rect>
        <draw:rect draw:style-name="gr2" draw:text-style-name="P1" xml:id="id16" draw:id="id16" draw:layer="layout" svg:width="9.017cm" svg:height="15.748cm" svg:x="0.762cm" svg:y="6.858cm">
          <text:p/>
        </draw:rect>
        <draw:frame draw:style-name="gr3" draw:text-style-name="P3" xml:id="id12" draw:id="id12" draw:layer="layout" svg:width="8.255cm" svg:height="2.286cm" svg:x="1.143cm" svg:y="4.064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2">, T</text:span><text:span text:style-name="T3">n</text:span><text:span text:style-name="T7">, Ũ</text:span><text:span text:style-name="T8">n</text:span></text:p>
            <text:p text:style-name="P2"><text:span text:style-name="T9">Fixed base state</text:span></text:p>
          </draw:text-box>
        </draw:frame>
        <draw:frame draw:style-name="gr4" draw:text-style-name="P3" xml:id="id14" draw:id="id14" draw:layer="layout" svg:width="8.255cm" svg:height="2.286cm" svg:x="1.143cm" svg:y="10.414cm">
          <draw:text-box>
            <text:p text:style-name="P2"><text:span text:style-name="T1">Step 3. </text:span><text:span text:style-name="T10">Construct U</text:span><text:span text:style-name="T11">ADV</text:span><text:span text:style-name="T12">,</text:span><text:span text:style-name="T13"></text:span></text:p>
            <text:p text:style-name="P2"><text:span text:style-name="T14">ρ</text:span><text:span text:style-name="T15">n</text:span><text:span text:style-name="T16">, (</text:span><text:span text:style-name="T14">ρh)</text:span><text:span text:style-name="T15">n</text:span><text:span text:style-name="T14">, (ρX</text:span><text:span text:style-name="T17">k</text:span><text:span text:style-name="T18">)</text:span><text:span text:style-name="T15">n</text:span><text:span text:style-name="T14">, T</text:span><text:span text:style-name="T15">n</text:span><text:span text:style-name="T19">, Ũ</text:span><text:span text:style-name="T20">n</text:span></text:p>
            <text:p text:style-name="P2"><text:span text:style-name="T21"/></text:p>
          </draw:text-box>
        </draw:frame>
        <draw:frame draw:style-name="gr5" draw:text-style-name="P3" xml:id="id3" draw:id="id3" draw:layer="layout" svg:width="8.255cm" svg:height="2.286cm" svg:x="1.143cm" svg:y="13.592cm">
          <draw:text-box>
            <text:p text:style-name="P2"><text:span text:style-name="T1">Step 4. </text:span><text:span text:style-name="T10">Compute </text:span><text:span text:style-name="T22">A</text:span><text:span text:style-name="T23">ρ</text:span><text:span text:style-name="T24">X</text:span><text:span text:style-name="T25">(0)</text:span><text:span text:style-name="T22"> and A</text:span><text:span text:style-name="T23">ρ</text:span><text:span text:style-name="T24">h</text:span><text:span text:style-name="T25">(0) </text:span><text:span text:style-name="T26">using lagged I</text:span><text:span text:style-name="T23">ρ</text:span><text:span text:style-name="T24">X</text:span><text:span text:style-name="T25">n-1/2</text:span><text:span text:style-name="T26"> and I</text:span><text:span text:style-name="T23">ρ</text:span><text:span text:style-name="T24">h</text:span><text:span text:style-name="T27">n-1/2</text:span><text:span text:style-name="T7"> </text:span></text:p>
            <text:p text:style-name="P2"><text:span text:style-name="T28"/></text:p>
          </draw:text-box>
        </draw:frame>
        <draw:frame draw:style-name="gr5" draw:text-style-name="P3" xml:id="id4" draw:id="id4" draw:layer="layout" svg:width="8.255cm" svg:height="2.286cm" svg:x="1.143cm" svg:y="16.768cm">
          <draw:text-box>
            <text:p text:style-name="P2"><text:span text:style-name="T1">Step 5. </text:span><text:span text:style-name="T10">solve SDC ODE system using </text:span><text:span text:style-name="T22">A</text:span><text:span text:style-name="T23">ρ</text:span><text:span text:style-name="T24">X</text:span><text:span text:style-name="T25">(0)</text:span><text:span text:style-name="T22"> and A</text:span><text:span text:style-name="T23">ρ</text:span><text:span text:style-name="T24">h</text:span><text:span text:style-name="T25">(0)</text:span></text:p>
            <text:p text:style-name="P2"><text:span text:style-name="T29">ρ</text:span><text:span text:style-name="T30">n+1,</text:span><text:span text:style-name="T31"></text:span><text:span text:style-name="T4">, </text:span><text:span text:style-name="T32">(</text:span><text:span text:style-name="T29">ρh)</text:span><text:span text:style-name="T30">n+1,</text:span><text:span text:style-name="T31"></text:span><text:span text:style-name="T2">, </text:span><text:span text:style-name="T29">(ρX</text:span><text:span text:style-name="T33">k</text:span><text:span text:style-name="T34">)</text:span><text:span text:style-name="T30">n+1,</text:span><text:span text:style-name="T31"></text:span><text:span text:style-name="T2">, </text:span><text:span text:style-name="T29">T</text:span><text:span text:style-name="T30">n+1,</text:span><text:span text:style-name="T31"></text:span><text:span text:style-name="T19">, Ũ</text:span><text:span text:style-name="T20">n</text:span></text:p>
            <text:p text:style-name="P2"><text:span text:style-name="T28"/></text:p>
          </draw:text-box>
        </draw:frame>
        <draw:frame draw:style-name="gr5" draw:text-style-name="P3" xml:id="id2" draw:id="id2" draw:layer="layout" svg:width="8.255cm" svg:height="2.286cm" svg:x="11.938cm" svg:y="7.239cm">
          <draw:text-box>
            <text:p text:style-name="P2"><text:span text:style-name="T1">Step 6. </text:span><text:span text:style-name="T10">Compute S</text:span><text:span text:style-name="T11">n+</text:span><text:span text:style-name="T35">½,</text:span><text:span text:style-name="T13"></text:span><text:span text:style-name="T36">, </text:span><text:span text:style-name="T37">w</text:span><text:span text:style-name="T38">0</text:span><text:span text:style-name="T39">n+</text:span><text:span text:style-name="T40">½</text:span></text:p>
            <text:p text:style-name="P2"><text:span text:style-name="T41">ρ</text:span><text:span text:style-name="T42">n</text:span><text:span text:style-name="T43">,</text:span><text:span text:style-name="T44"> (</text:span><text:span text:style-name="T41">ρh)</text:span><text:span text:style-name="T42">n</text:span><text:span text:style-name="T45">,</text:span><text:span text:style-name="T41"> (ρX</text:span><text:span text:style-name="T46">k</text:span><text:span text:style-name="T47">)</text:span><text:span text:style-name="T42">n</text:span><text:span text:style-name="T45">,</text:span><text:span text:style-name="T41"> T</text:span><text:span text:style-name="T42">n</text:span><text:span text:style-name="T19">, Ũ</text:span><text:span text:style-name="T20">n</text:span></text:p>
            <text:p text:style-name="P2"><text:span text:style-name="T21">Fixed base state</text:span></text:p>
          </draw:text-box>
        </draw:frame>
        <draw:frame draw:style-name="gr5" draw:text-style-name="P3" xml:id="id5" draw:id="id5" draw:layer="layout" svg:width="8.255cm" svg:height="2.286cm" svg:x="11.938cm" svg:y="10.415cm">
          <draw:text-box>
            <text:p text:style-name="P2"><text:span text:style-name="T1">Step 7. </text:span><text:span text:style-name="T10">Construct U</text:span><text:span text:style-name="T11">ADV</text:span></text:p>
            <text:p text:style-name="P2"><text:span text:style-name="T14">ρ</text:span><text:span text:style-name="T15">n</text:span><text:span text:style-name="T16">, (</text:span><text:span text:style-name="T14">ρh)</text:span><text:span text:style-name="T15">n</text:span><text:span text:style-name="T14">, (ρX</text:span><text:span text:style-name="T17">k</text:span><text:span text:style-name="T18">)</text:span><text:span text:style-name="T15">n</text:span><text:span text:style-name="T14">, T</text:span><text:span text:style-name="T15">n</text:span><text:span text:style-name="T19">, Ũ</text:span><text:span text:style-name="T20">n</text:span></text:p>
            <text:p text:style-name="P2"><text:span text:style-name="T21"/></text:p>
          </draw:text-box>
        </draw:frame>
        <draw:frame draw:style-name="gr5" draw:text-style-name="P3" xml:id="id6" draw:id="id6" draw:layer="layout" svg:width="8.255cm" svg:height="2.286cm" svg:x="11.938cm" svg:y="13.591cm">
          <draw:text-box>
            <text:p text:style-name="P2"><text:span text:style-name="T1">Step 8. </text:span><text:span text:style-name="T10">Compute </text:span><text:span text:style-name="T22">A</text:span><text:span text:style-name="T23">ρ</text:span><text:span text:style-name="T24">X</text:span><text:span text:style-name="T25">(k)</text:span><text:span text:style-name="T22"> and A</text:span><text:span text:style-name="T23">ρ</text:span><text:span text:style-name="T24">h</text:span><text:span text:style-name="T25">(k)</text:span><text:span text:style-name="T22"> using I</text:span><text:span text:style-name="T23">ρ</text:span><text:span text:style-name="T24">X</text:span><text:span text:style-name="T25">(k-1)</text:span><text:span text:style-name="T22"> and I</text:span><text:span text:style-name="T23">ρ</text:span><text:span text:style-name="T24">h</text:span><text:span text:style-name="T27">(k-1)</text:span></text:p>
            <text:p text:style-name="P2"><text:span text:style-name="T45">ρ</text:span><text:span text:style-name="T20">n</text:span><text:span text:style-name="T43">, (</text:span><text:span text:style-name="T45">ρh)</text:span><text:span text:style-name="T20">n</text:span><text:span text:style-name="T45">, (ρX</text:span><text:span text:style-name="T48">k</text:span><text:span text:style-name="T19">)</text:span><text:span text:style-name="T20">n</text:span><text:span text:style-name="T45">, T</text:span><text:span text:style-name="T20">n</text:span><text:span text:style-name="T19">, Ũ</text:span><text:span text:style-name="T20">n</text:span></text:p>
            <text:p text:style-name="P2"><text:span text:style-name="T21"/></text:p>
          </draw:text-box>
        </draw:frame>
        <draw:frame draw:style-name="gr5" draw:text-style-name="P3" xml:id="id7" draw:id="id7" draw:layer="layout" svg:width="8.255cm" svg:height="2.286cm" svg:x="11.938cm" svg:y="16.766cm">
          <draw:text-box>
            <text:p text:style-name="P2"><text:span text:style-name="T1">Step 9. </text:span><text:span text:style-name="T10">solve SDC ODE system</text:span></text:p>
            <text:p text:style-name="P2"><text:span text:style-name="T10">using </text:span><text:span text:style-name="T22">A</text:span><text:span text:style-name="T23">ρ</text:span><text:span text:style-name="T24">X</text:span><text:span text:style-name="T25">(k)</text:span><text:span text:style-name="T22"> and A</text:span><text:span text:style-name="T23">ρ</text:span><text:span text:style-name="T24">h</text:span><text:span text:style-name="T25">(k)</text:span></text:p>
            <text:p text:style-name="P2"><text:span text:style-name="T29">ρ</text:span><text:span text:style-name="T30">n+1</text:span><text:span text:style-name="T49">,</text:span><text:span text:style-name="T32"> (</text:span><text:span text:style-name="T29">ρh)</text:span><text:span text:style-name="T30">n+1</text:span><text:span text:style-name="T50">,</text:span><text:span text:style-name="T29"> (ρX</text:span><text:span text:style-name="T33">k</text:span><text:span text:style-name="T34">)</text:span><text:span text:style-name="T30">n+1</text:span><text:span text:style-name="T50">,</text:span><text:span text:style-name="T29"> T</text:span><text:span text:style-name="T30">n+1</text:span><text:span text:style-name="T7">, Ũ</text:span><text:span text:style-name="T8">n</text:span></text:p>
          </draw:text-box>
        </draw:frame>
        <draw:frame draw:style-name="gr5" draw:text-style-name="P3" xml:id="id9" draw:id="id9" draw:layer="layout" svg:width="8.255cm" svg:height="2.286cm" svg:x="11.938cm" svg:y="23.114cm">
          <draw:text-box>
            <text:p text:style-name="P2"><text:span text:style-name="T1">Step 10. </text:span><text:span text:style-name="T10">Define S</text:span><text:span text:style-name="T11">n+1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</text:span></text:p>
            <text:p text:style-name="P2"><text:span text:style-name="T28"/></text:p>
          </draw:text-box>
        </draw:frame>
        <draw:frame draw:style-name="gr5" draw:text-style-name="P3" xml:id="id10" draw:id="id10" draw:layer="layout" svg:width="8.255cm" svg:height="2.286cm" svg:x="11.938cm" svg:y="26.289cm">
          <draw:text-box>
            <text:p text:style-name="P2"><text:span text:style-name="T1">Step 11. </text:span><text:span text:style-name="T10">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</text:span><text:span text:style-name="T34">Ũ</text:span><text:span text:style-name="T30">n+1</text:span></text:p>
            <text:p text:style-name="P2"><text:span text:style-name="T28"/></text:p>
          </draw:text-box>
        </draw:frame>
        <draw:frame draw:style-name="gr5" draw:text-style-name="P3" xml:id="id11" draw:id="id11" draw:layer="layout" svg:width="8.255cm" svg:height="2.286cm" svg:x="11.938cm" svg:y="29.465cm">
          <draw:text-box>
            <text:p text:style-name="P2"><text:span text:style-name="T1">Step 12. </text:span><text:span text:style-name="T10">Compute new </text:span><text:span text:style-name="T51">Δ</text:span><text:span text:style-name="T10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+1</text:span></text:p>
            <text:p text:style-name="P2"><text:span text:style-name="T28"/></text:p>
          </draw:text-box>
        </draw:frame>
        <draw:connector draw:style-name="gr6" draw:text-style-name="P1" draw:layer="layout" svg:x1="9.398cm" svg:y1="21.082cm" svg:x2="11.938cm" svg:y2="8.382cm" draw:start-shape="id1" draw:start-glue-point="1" draw:end-shape="id2" draw:end-glue-point="3" svg:d="m9398 21082h1270v-12700h1270">
          <text:p/>
        </draw:connector>
        <draw:connector draw:style-name="gr6" draw:text-style-name="P1" draw:layer="layout" svg:x1="5.27cm" svg:y1="15.878cm" svg:x2="5.27cm" svg:y2="16.768cm" draw:start-shape="id3" draw:start-glue-point="2" draw:end-shape="id4" draw:end-glue-point="0" svg:d="m5270 15878v890">
          <text:p/>
        </draw:connector>
        <draw:connector draw:style-name="gr6" draw:text-style-name="P1" draw:layer="layout" svg:x1="16.065cm" svg:y1="9.525cm" svg:x2="16.065cm" svg:y2="10.415cm" draw:start-shape="id2" draw:start-glue-point="2" draw:end-shape="id5" draw:end-glue-point="0" svg:d="m16065 9525v890">
          <text:p/>
        </draw:connector>
        <draw:connector draw:style-name="gr6" draw:text-style-name="P1" draw:layer="layout" svg:x1="16.065cm" svg:y1="15.877cm" svg:x2="16.065cm" svg:y2="16.766cm" draw:start-shape="id6" draw:start-glue-point="2" draw:end-shape="id7" draw:end-glue-point="0" svg:d="m16065 15877v889">
          <text:p/>
        </draw:connector>
        <draw:connector draw:style-name="gr6" draw:text-style-name="P1" draw:layer="layout" svg:x1="16.065cm" svg:y1="19.052cm" svg:x2="16.065cm" svg:y2="19.939cm" draw:start-shape="id7" draw:start-glue-point="2" draw:end-shape="id8" draw:end-glue-point="0" svg:d="m16065 19052v887">
          <text:p/>
        </draw:connector>
        <draw:connector draw:style-name="gr6" draw:text-style-name="P1" draw:layer="layout" svg:x1="16.065cm" svg:y1="25.4cm" svg:x2="16.065cm" svg:y2="26.289cm" draw:start-shape="id9" draw:start-glue-point="2" draw:end-shape="id10" draw:end-glue-point="0" svg:d="m16065 25400v889">
          <text:p/>
        </draw:connector>
        <draw:connector draw:style-name="gr6" draw:text-style-name="P1" draw:layer="layout" svg:x1="16.065cm" svg:y1="28.575cm" svg:x2="16.065cm" svg:y2="29.465cm" draw:start-shape="id10" draw:start-glue-point="2" draw:end-shape="id11" draw:end-glue-point="0" svg:d="m16065 28575v890">
          <text:p/>
        </draw:connector>
        <draw:frame draw:style-name="gr5" draw:text-style-name="P3" xml:id="id13" draw:id="id13" draw:layer="layout" svg:width="8.255cm" svg:height="2.286cm" svg:x="1.143cm" svg:y="7.239cm">
          <draw:text-box>
            <text:p text:style-name="P2"><text:span text:style-name="T1">Step 2. </text:span><text:span text:style-name="T10">Compute S</text:span><text:span text:style-name="T12">n+</text:span><text:span text:style-name="T52">½</text:span><text:span text:style-name="T12">,</text:span><text:span text:style-name="T53"></text:span><text:span text:style-name="T13"></text:span><text:span text:style-name="T54">, </text:span><text:span text:style-name="T55">w</text:span><text:span text:style-name="T56">0</text:span><text:span text:style-name="T57">n+</text:span><text:span text:style-name="T40">½</text:span><text:span text:style-name="T57">,</text:span><text:span text:style-name="T13"></text:span></text:p>
            <text:p text:style-name="P2"><text:span text:style-name="T14">ρ</text:span><text:span text:style-name="T15">n</text:span><text:span text:style-name="T16">, (</text:span><text:span text:style-name="T14">ρh)</text:span><text:span text:style-name="T15">n</text:span><text:span text:style-name="T14">, (ρX</text:span><text:span text:style-name="T17">k</text:span><text:span text:style-name="T18">)</text:span><text:span text:style-name="T15">n</text:span><text:span text:style-name="T14">, T</text:span><text:span text:style-name="T15">n</text:span><text:span text:style-name="T19">, Ũ</text:span><text:span text:style-name="T20">n</text:span></text:p>
            <text:p text:style-name="P2"><text:span text:style-name="T21"/></text:p>
          </draw:text-box>
        </draw:frame>
        <draw:connector draw:style-name="gr6" draw:text-style-name="P1" draw:layer="layout" svg:x1="5.27cm" svg:y1="6.35cm" svg:x2="5.27cm" svg:y2="7.239cm" draw:start-shape="id12" draw:start-glue-point="2" draw:end-shape="id13" draw:end-glue-point="0" svg:d="m5270 6350v889">
          <text:p/>
        </draw:connector>
        <draw:connector draw:style-name="gr6" draw:text-style-name="P1" draw:layer="layout" svg:x1="5.27cm" svg:y1="9.525cm" svg:x2="5.27cm" svg:y2="10.414cm" draw:start-shape="id13" draw:start-glue-point="2" draw:end-shape="id14" draw:end-glue-point="0" svg:d="m5270 9525v889">
          <text:p/>
        </draw:connector>
        <draw:connector draw:style-name="gr6" draw:text-style-name="P1" draw:layer="layout" svg:x1="5.27cm" svg:y1="12.7cm" svg:x2="5.27cm" svg:y2="13.592cm" draw:start-shape="id14" draw:start-glue-point="2" draw:end-shape="id3" svg:d="m5270 12700v892">
          <text:p/>
        </draw:connector>
        <draw:connector draw:style-name="gr6" draw:text-style-name="P1" draw:layer="layout" svg:x1="16.065cm" svg:y1="12.701cm" svg:x2="16.065cm" svg:y2="13.591cm" draw:start-shape="id5" draw:start-glue-point="2" draw:end-shape="id6" draw:end-glue-point="0" svg:d="m16065 12701v890">
          <text:p/>
        </draw:connector>
        <draw:frame draw:style-name="gr7" draw:text-style-name="P5" xml:id="id15" draw:id="id15" draw:layer="layout" svg:width="3.175cm" svg:height="1.52cm" svg:x="2.118cm" svg:y="23.974cm">
          <draw:text-box>
            <text:p text:style-name="P4"><text:span text:style-name="T58">predictor</text:span></text:p>
          </draw:text-box>
        </draw:frame>
        <draw:connector draw:style-name="gr8" draw:text-style-name="P1" draw:layer="layout" draw:type="curve" svg:x1="3.705cm" svg:y1="23.974cm" svg:x2="5.27cm" svg:y2="22.606cm" draw:start-shape="id15" draw:start-glue-point="0" draw:end-shape="id16" draw:end-glue-point="2" svg:d="m3705 23974c0-1006 1565-323 1565-1368">
          <text:p/>
        </draw:connector>
        <draw:frame draw:style-name="gr5" draw:text-style-name="P3" xml:id="id1" draw:id="id1" draw:layer="layout" svg:width="8.255cm" svg:height="2.286cm" svg:x="1.143cm" svg:y="19.939cm">
          <draw:text-box>
            <text:p text:style-name="P2"><text:span text:style-name="T59">Compute I</text:span><text:span text:style-name="T60">ρ</text:span><text:span text:style-name="T61">X</text:span><text:span text:style-name="T62">(0)</text:span><text:span text:style-name="T59"> and I</text:span><text:span text:style-name="T23">ρ</text:span><text:span text:style-name="T61">h</text:span><text:span text:style-name="T63">(0)</text:span><text:span text:style-name="T59"> </text:span></text:p>
            <text:p text:style-name="P2"><text:span text:style-name="T64"/></text:p>
          </draw:text-box>
        </draw:frame>
        <draw:connector draw:style-name="gr6" draw:text-style-name="P1" draw:layer="layout" svg:x1="5.27cm" svg:y1="19.054cm" svg:x2="5.27cm" svg:y2="19.939cm" draw:start-shape="id4" draw:start-glue-point="2" draw:end-shape="id1" svg:d="m5270 19054v885">
          <text:p/>
        </draw:connector>
        <draw:frame draw:style-name="gr5" draw:text-style-name="P3" xml:id="id8" draw:id="id8" draw:layer="layout" svg:width="8.255cm" svg:height="2.286cm" svg:x="11.938cm" svg:y="19.939cm">
          <draw:text-box>
            <text:p text:style-name="P2"><text:span text:style-name="T22">Compute I</text:span><text:span text:style-name="T23">ρ</text:span><text:span text:style-name="T24">X</text:span><text:span text:style-name="T25">(k)</text:span><text:span text:style-name="T22"> and I</text:span><text:span text:style-name="T23">ρ</text:span><text:span text:style-name="T24">h</text:span><text:span text:style-name="T27">(k)</text:span><text:span text:style-name="T22"> </text:span></text:p>
            <text:p text:style-name="P2"><text:span text:style-name="T65"/></text:p>
          </draw:text-box>
        </draw:frame>
        <draw:connector draw:style-name="gr6" draw:text-style-name="P1" draw:layer="layout" svg:x1="16.065cm" svg:y1="22.225cm" svg:x2="16.065cm" svg:y2="23.114cm" draw:start-shape="id8" draw:start-glue-point="2" draw:end-shape="id9" draw:end-glue-point="0" svg:d="m16065 22225v889">
          <text:p/>
        </draw:connector>
        <draw:connector draw:style-name="gr6" draw:text-style-name="P1" draw:layer="layout" draw:line-skew="1.15cm" svg:x1="20.193cm" svg:y1="21.082cm" svg:x2="20.193cm" svg:y2="14.734cm" draw:start-shape="id8" draw:start-glue-point="1" draw:end-shape="id6" draw:end-glue-point="1" svg:d="m20193 21082h1651v-6348h-1651">
          <text:p/>
        </draw:connector>
        <draw:frame draw:style-name="gr7" draw:text-style-name="P6" draw:layer="layout" svg:width="7.62cm" svg:height="2.044cm" draw:transform="rotate (-1.57079632679579) translate (22.744cm 16.129cm)">
          <draw:text-box>
            <text:p text:style-name="P6"><text:span text:style-name="T66">SDC iterations </text:span></text:p>
            <text:p text:style-name="P6"><text:span text:style-name="T66">(k = 1, N</text:span><text:span text:style-name="T67">SDC</text:span><text:span text:style-name="T68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Michael Zingale</meta:initial-creator>
    <meta:creation-date>2009-09-08T18:45:22</meta:creation-date>
    <dc:date>2012-01-22T16:09:58</dc:date>
    <meta:printed-by>Michael Zingale</meta:printed-by>
    <meta:print-date>2009-09-08T21:03:31</meta:print-date>
    <dc:language>en-US</dc:language>
    <meta:editing-cycles>29</meta:editing-cycles>
    <meta:editing-duration>PT22H18M41S</meta:editing-duration>
    <dc:creator>Michael Zingale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